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4cd" officeooo:paragraph-rsid="001444cd"/>
    </style:style>
    <style:style style:name="T1" style:family="text">
      <style:text-properties officeooo:rsid="0014d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vjsdfndnjfwfkawejhfaejfhihfirhf <text:s/><text:span text:style-name="T1">love 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49:36.550904682</meta:creation-date>
    <dc:date>2019-04-04T13:37:04.15854546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" meta:character-count="43" meta:non-whitespace-character-count="40"/>
  </office:meta>
</office:document-meta>
</file>